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1d093c" officeooo:paragraph-rsid="001d093c" style:font-size-asian="14pt" style:font-size-complex="14pt"/>
    </style:style>
    <style:style style:name="P2" style:family="paragraph" style:parent-style-name="Standard">
      <style:text-properties fo:color="#0066ff" fo:font-size="14pt" officeooo:rsid="001d093c" officeooo:paragraph-rsid="001d093c" style:font-size-asian="14pt" style:font-size-complex="14pt"/>
    </style:style>
    <style:style style:name="P3" style:family="paragraph" style:parent-style-name="Standard">
      <style:text-properties fo:color="#0066ff" fo:font-size="12pt" officeooo:rsid="001db6eb" officeooo:paragraph-rsid="001d093c" style:font-size-asian="10.5pt" style:font-size-complex="12pt"/>
    </style:style>
    <style:style style:name="P4" style:family="paragraph" style:parent-style-name="Standard">
      <style:text-properties fo:color="#000000" fo:font-size="12pt" officeooo:rsid="001db6eb" officeooo:paragraph-rsid="001db6eb" style:font-size-asian="10.5pt" style:font-size-complex="12pt"/>
    </style:style>
    <style:style style:name="P5" style:family="paragraph" style:parent-style-name="Standard">
      <style:text-properties fo:color="#000000" fo:font-size="12pt" officeooo:rsid="001d093c" officeooo:paragraph-rsid="001d093c" style:font-size-asian="10.5pt" style:font-size-complex="12pt"/>
    </style:style>
    <style:style style:name="P6" style:family="paragraph" style:parent-style-name="Standard">
      <style:text-properties fo:color="#000000" fo:font-size="12pt" officeooo:rsid="0022440e" officeooo:paragraph-rsid="0022440e" style:font-size-asian="10.5pt" style:font-size-complex="12pt"/>
    </style:style>
    <style:style style:name="P7" style:family="paragraph" style:parent-style-name="Standard">
      <style:text-properties fo:color="#000000" fo:font-size="12pt" officeooo:rsid="002404cb" officeooo:paragraph-rsid="002404cb" style:font-size-asian="10.5pt" style:font-size-complex="12pt"/>
    </style:style>
    <style:style style:name="P8" style:family="paragraph" style:parent-style-name="Standard">
      <style:text-properties fo:color="#000000" fo:font-size="12pt" officeooo:rsid="00276fee" officeooo:paragraph-rsid="00276fee" style:font-size-asian="10.5pt" style:font-size-complex="12pt"/>
    </style:style>
    <style:style style:name="P9" style:family="paragraph" style:parent-style-name="Standard">
      <style:text-properties fo:color="#000000" fo:font-size="12pt" officeooo:rsid="002a2c83" officeooo:paragraph-rsid="002a2c83" style:font-size-asian="10.5pt" style:font-size-complex="12pt"/>
    </style:style>
    <style:style style:name="P10" style:family="paragraph" style:parent-style-name="Standard">
      <style:text-properties fo:color="#000000" fo:font-size="12pt" officeooo:rsid="002df6bb" officeooo:paragraph-rsid="002df6bb" style:font-size-asian="10.5pt" style:font-size-complex="12pt"/>
    </style:style>
    <style:style style:name="P11" style:family="paragraph" style:parent-style-name="Standard">
      <style:text-properties fo:color="#000000" fo:font-size="12pt" officeooo:rsid="002ef41c" officeooo:paragraph-rsid="002ef41c" style:font-size-asian="10.5pt" style:font-size-complex="12pt"/>
    </style:style>
    <style:style style:name="P12" style:family="paragraph" style:parent-style-name="Standard">
      <style:text-properties fo:color="#000000" fo:font-size="12pt" officeooo:rsid="0030f91f" officeooo:paragraph-rsid="0030f91f" style:font-size-asian="10.5pt" style:font-size-complex="12pt"/>
    </style:style>
    <style:style style:name="P13" style:family="paragraph" style:parent-style-name="Standard">
      <style:text-properties fo:color="#3399ff" fo:font-size="14pt" officeooo:rsid="003b9df4" officeooo:paragraph-rsid="003b9df4" style:font-size-asian="14pt" style:font-size-complex="14pt"/>
    </style:style>
    <style:style style:name="P14" style:family="paragraph" style:parent-style-name="Standard">
      <style:text-properties fo:color="#000000" fo:font-size="12pt" officeooo:rsid="003b9df4" officeooo:paragraph-rsid="003b9df4" style:font-size-asian="10.5pt" style:font-size-complex="12pt"/>
    </style:style>
    <style:style style:name="P15" style:family="paragraph" style:parent-style-name="Standard">
      <style:text-properties fo:color="#000000" fo:font-size="12pt" officeooo:rsid="004449bb" officeooo:paragraph-rsid="0049b2f9" style:font-size-asian="10.5pt" style:font-size-complex="12pt"/>
    </style:style>
    <style:style style:name="P16" style:family="paragraph" style:parent-style-name="Standard">
      <style:text-properties fo:color="#000000" fo:font-size="12pt" officeooo:rsid="004ab386" officeooo:paragraph-rsid="004ab386" style:font-size-asian="10.5pt" style:font-size-complex="12pt"/>
    </style:style>
    <style:style style:name="P17" style:family="paragraph" style:parent-style-name="Standard">
      <style:text-properties fo:color="#000000" fo:font-size="12pt" officeooo:rsid="004b905c" officeooo:paragraph-rsid="0054de9e" style:font-size-asian="10.5pt" style:font-size-complex="12pt"/>
    </style:style>
    <style:style style:name="P18" style:family="paragraph" style:parent-style-name="Standard">
      <style:text-properties fo:color="#000000" fo:font-size="12pt" officeooo:rsid="004e2c80" officeooo:paragraph-rsid="004e2c80" style:font-size-asian="10.5pt" style:font-size-complex="12pt"/>
    </style:style>
    <style:style style:name="P19" style:family="paragraph" style:parent-style-name="Standard">
      <style:text-properties fo:color="#000000" fo:font-size="12pt" officeooo:rsid="004ff59d" officeooo:paragraph-rsid="004ff59d" style:font-size-asian="10.5pt" style:font-size-complex="12pt"/>
    </style:style>
    <style:style style:name="P20" style:family="paragraph" style:parent-style-name="Standard">
      <style:text-properties fo:color="#000000" fo:font-size="12pt" officeooo:rsid="0025af66" officeooo:paragraph-rsid="0051b597" style:font-size-asian="10.5pt" style:font-size-complex="12pt"/>
    </style:style>
    <style:style style:name="P21" style:family="paragraph" style:parent-style-name="Standard">
      <style:text-properties fo:color="#000000" fo:font-size="12pt" officeooo:rsid="005697b3" officeooo:paragraph-rsid="005697b3" style:font-size-asian="10.5pt" style:font-size-complex="12pt"/>
    </style:style>
    <style:style style:name="P22" style:family="paragraph" style:parent-style-name="Standard">
      <style:text-properties fo:color="#000000" fo:font-size="12pt" officeooo:rsid="005d5df9" officeooo:paragraph-rsid="005d5df9" style:font-size-asian="10.5pt" style:font-size-complex="12pt"/>
    </style:style>
    <style:style style:name="P23" style:family="paragraph" style:parent-style-name="Standard">
      <style:text-properties fo:color="#000000" fo:font-size="12pt" officeooo:rsid="005e7497" officeooo:paragraph-rsid="005e7497" style:font-size-asian="10.5pt" style:font-size-complex="12pt"/>
    </style:style>
    <style:style style:name="P24" style:family="paragraph" style:parent-style-name="Standard">
      <style:text-properties fo:color="#000000" fo:font-size="12pt" officeooo:rsid="005e8436" officeooo:paragraph-rsid="005e8436" style:font-size-asian="10.5pt" style:font-size-complex="12pt"/>
    </style:style>
    <style:style style:name="P25" style:family="paragraph" style:parent-style-name="Standard">
      <style:text-properties fo:color="#000000" fo:font-size="12pt" officeooo:rsid="005f265a" officeooo:paragraph-rsid="005f265a" style:font-size-asian="10.5pt" style:font-size-complex="12pt"/>
    </style:style>
    <style:style style:name="P26" style:family="paragraph" style:parent-style-name="Standard">
      <style:text-properties fo:color="#000000" fo:font-size="12pt" officeooo:rsid="005f734a" officeooo:paragraph-rsid="005f734a" style:font-size-asian="10.5pt" style:font-size-complex="12pt"/>
    </style:style>
    <style:style style:name="P27" style:family="paragraph" style:parent-style-name="Standard">
      <style:text-properties fo:color="#000000" fo:font-size="12pt" officeooo:rsid="0069d203" officeooo:paragraph-rsid="0069d203" style:font-size-asian="10.5pt" style:font-size-complex="12pt"/>
    </style:style>
    <style:style style:name="P28" style:family="paragraph" style:parent-style-name="Standard">
      <style:text-properties fo:color="#000000" fo:font-size="12pt" officeooo:rsid="006a615c" officeooo:paragraph-rsid="006a615c" style:font-size-asian="10.5pt" style:font-size-complex="12pt"/>
    </style:style>
    <style:style style:name="P29" style:family="paragraph" style:parent-style-name="Standard">
      <style:text-properties fo:color="#000000" fo:font-size="12pt" officeooo:rsid="006d2598" officeooo:paragraph-rsid="006d2598" style:font-size-asian="10.5pt" style:font-size-complex="12pt"/>
    </style:style>
    <style:style style:name="P30" style:family="paragraph" style:parent-style-name="Standard">
      <style:text-properties fo:color="#000000" fo:font-size="12pt" officeooo:rsid="0071f623" officeooo:paragraph-rsid="0071f623" style:font-size-asian="10.5pt" style:font-size-complex="12pt"/>
    </style:style>
    <style:style style:name="P31" style:family="paragraph" style:parent-style-name="Standard">
      <style:text-properties fo:color="#000000" fo:font-size="12pt" officeooo:rsid="007244a0" officeooo:paragraph-rsid="007244a0" style:font-size-asian="10.5pt" style:font-size-complex="12pt"/>
    </style:style>
    <style:style style:name="P32" style:family="paragraph" style:parent-style-name="Standard">
      <style:text-properties fo:color="#000000" fo:font-size="12pt" officeooo:rsid="0074e8a8" officeooo:paragraph-rsid="0074e8a8" style:font-size-asian="10.5pt" style:font-size-complex="12pt"/>
    </style:style>
    <style:style style:name="P33" style:family="paragraph" style:parent-style-name="Standard">
      <style:text-properties fo:color="#000000" fo:font-size="12pt" officeooo:rsid="00763027" officeooo:paragraph-rsid="00763027" style:font-size-asian="10.5pt" style:font-size-complex="12pt"/>
    </style:style>
    <style:style style:name="P34" style:family="paragraph" style:parent-style-name="Standard">
      <style:text-properties fo:color="#000000" fo:font-size="12pt" officeooo:rsid="0077fc36" officeooo:paragraph-rsid="0077fc36" style:font-size-asian="10.5pt" style:font-size-complex="12pt"/>
    </style:style>
    <style:style style:name="P35" style:family="paragraph" style:parent-style-name="Standard">
      <style:text-properties fo:color="#000000" fo:font-size="12pt" officeooo:rsid="007a53a0" officeooo:paragraph-rsid="0080039f" style:font-size-asian="10.5pt" style:font-size-complex="12pt"/>
    </style:style>
    <style:style style:name="P36" style:family="paragraph" style:parent-style-name="Standard">
      <style:text-properties fo:color="#000000" fo:font-size="12pt" officeooo:rsid="00827ea4" officeooo:paragraph-rsid="00827ea4" style:font-size-asian="10.5pt" style:font-size-complex="12pt"/>
    </style:style>
    <style:style style:name="P37" style:family="paragraph" style:parent-style-name="Standard">
      <style:text-properties fo:color="#000000" fo:font-size="12pt" officeooo:rsid="008307b5" officeooo:paragraph-rsid="008307b5" style:font-size-asian="10.5pt" style:font-size-complex="12pt"/>
    </style:style>
    <style:style style:name="T1" style:family="text">
      <style:text-properties officeooo:rsid="001e3537"/>
    </style:style>
    <style:style style:name="T2" style:family="text">
      <style:text-properties officeooo:rsid="0023551e"/>
    </style:style>
    <style:style style:name="T3" style:family="text">
      <style:text-properties officeooo:rsid="00276fee"/>
    </style:style>
    <style:style style:name="T4" style:family="text">
      <style:text-properties officeooo:rsid="00286d20"/>
    </style:style>
    <style:style style:name="T5" style:family="text">
      <style:text-properties officeooo:rsid="002c16c8"/>
    </style:style>
    <style:style style:name="T6" style:family="text">
      <style:text-properties officeooo:rsid="0035e978"/>
    </style:style>
    <style:style style:name="T7" style:family="text">
      <style:text-properties officeooo:rsid="003d6de8"/>
    </style:style>
    <style:style style:name="T8" style:family="text">
      <style:text-properties officeooo:rsid="0044d155"/>
    </style:style>
    <style:style style:name="T9" style:family="text">
      <style:text-properties officeooo:rsid="00455963"/>
    </style:style>
    <style:style style:name="T10" style:family="text">
      <style:text-properties officeooo:rsid="004c6699"/>
    </style:style>
    <style:style style:name="T11" style:family="text">
      <style:text-properties officeooo:rsid="005028ff"/>
    </style:style>
    <style:style style:name="T12" style:family="text">
      <style:text-properties officeooo:rsid="0052e737"/>
    </style:style>
    <style:style style:name="T13" style:family="text">
      <style:text-properties officeooo:rsid="0054de9e"/>
    </style:style>
    <style:style style:name="T14" style:family="text">
      <style:text-properties officeooo:rsid="00577637"/>
    </style:style>
    <style:style style:name="T15" style:family="text">
      <style:text-properties officeooo:rsid="005e256a"/>
    </style:style>
    <style:style style:name="T16" style:family="text">
      <style:text-properties officeooo:rsid="005f734a"/>
    </style:style>
    <style:style style:name="T17" style:family="text">
      <style:text-properties officeooo:rsid="00611521"/>
    </style:style>
    <style:style style:name="T18" style:family="text">
      <style:text-properties officeooo:rsid="0064a75e"/>
    </style:style>
    <style:style style:name="T19" style:family="text">
      <style:text-properties officeooo:rsid="006a1d22"/>
    </style:style>
    <style:style style:name="T20" style:family="text">
      <style:text-properties officeooo:rsid="006a7d7d"/>
    </style:style>
    <style:style style:name="T21" style:family="text">
      <style:text-properties officeooo:rsid="006e9f81"/>
    </style:style>
    <style:style style:name="T22" style:family="text">
      <style:text-properties officeooo:rsid="006f441f"/>
    </style:style>
    <style:style style:name="T23" style:family="text">
      <style:text-properties officeooo:rsid="0077fc36"/>
    </style:style>
    <style:style style:name="T24" style:family="text">
      <style:text-properties officeooo:rsid="00794f20"/>
    </style:style>
    <style:style style:name="T25" style:family="text">
      <style:text-properties officeooo:rsid="00797810"/>
    </style:style>
    <style:style style:name="T26" style:family="text">
      <style:text-properties officeooo:rsid="007adb42"/>
    </style:style>
    <style:style style:name="T27" style:family="text">
      <style:text-properties officeooo:rsid="007c1f09"/>
    </style:style>
    <style:style style:name="T28" style:family="text">
      <style:text-properties officeooo:rsid="007d7d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tivation</text:p>
      <text:p text:style-name="P3"/>
      <text:p text:style-name="P3"/>
      <text:p text:style-name="P4">We consider a model which couples a kinetic equation to a macroscopic flow equation. This model from Helzel &amp; Tzavaras pre<text:span text:style-name="T1">sents</text:span> <text:span text:style-name="T1">a sedimentation process in suspension of rod-like particles. I don‘t want to go in details here, but I will give a short description for some terms. <text:s/>The first equation is known as a Smochluchwoski equation. <text:s/>And the third line presents the Navier-Stokes equation. A possible rod-like orientation is defined by f, which is a probability density. The second term describes the movement of the rods through a macroscropic velocity field. The third term relates to a rotation of rod-like particles. The terms on the right hand side model rotation and translation of rod-like particles due to a Brownian motion. D_r is a rotational diffusion coefficient. </text:span></text:p>
      <text:p text:style-name="P4"/>
      <text:p text:style-name="P6">We want to study the coupled system on S^2, <text:span text:style-name="T2">which is 5-dimensional problem, because it depends on space, time and on the orientation phi and theta. We want to derive a lower-dimensional system. We are interested to derive a hierarchy of moment equations.</text:span></text:p>
      <text:p text:style-name="P6"/>
      <text:p text:style-name="P7">And there is preliminary work of Sina Dahm and Christiane Helzel, who have done this for a kinetic equation and certain flow situation. But this was on S^1.</text:p>
      <text:p text:style-name="P7"/>
      <text:p text:style-name="P20">(Slide 5) Here <text:span text:style-name="T3">from the previous work, we consider a simplified shear flow equation.</text:span></text:p>
      <text:p text:style-name="P8">Here is the form of the system of moment equations. <text:s/><text:span text:style-name="T4">While the kinetic equation is a time-dependent partial differential equation in space and orientation, the system of moment equations depends only on space and time (Sina).</text:span></text:p>
      <text:p text:style-name="P8"/>
      <text:p text:style-name="P9">The moment equations are derived from the full model and based <text:span text:style-name="T6">on spherical harmonics (</text:span>on the eigenfct of the Laplace-Beltrami Operator<text:span text:style-name="T6">)</text:span> on circle $S^1$. <text:span text:style-name="T5">We have seen, that the one-dimensional system of moment equations is hyperbolic. </text:span></text:p>
      <text:p text:style-name="P9"/>
      <text:p text:style-name="P10">We compare the solution of the drift-diffusion equation with the solution of the moment system. </text:p>
      <text:p text:style-name="P11">We have seen that the system of the ODE arising in the spectral method for the drift-diffusion equation and system of ODE in moment system are equivalent.</text:p>
      <text:p text:style-name="P11"/>
      <text:p text:style-name="P12">That is our motivation to start with a spectral method.</text:p>
      <text:p text:style-name="P5"/>
      <text:p text:style-name="P1"/>
      <text:p text:style-name="P13">Spectral Method</text:p>
      <text:p text:style-name="P13"/>
      <text:p text:style-name="P13"/>
      <text:p text:style-name="P14">(Folie 7) We consider <text:span text:style-name="T7">a spectral method for the equation coloured in blue. So we consider the drift-diffusion equation. We rewrite the drift-diffusion equation in spherical coordinates and we get the equation (2). The functions a and b have long terms and they consist of trigonometric functions and corresponding components from the velocity gradient. To solve the equation (2) we use our spectral method.</text:span></text:p>
      <text:p text:style-name="P14"/>
      <text:p text:style-name="P15">(Folie 8) Before we start with the spectral method, we define a scalar product on S^2 <text:span text:style-name="T8">for functions, which depend on phi and theta. So</text:span> <text:span text:style-name="T9">this is almost like the l2-inner product. We integrate the functions over the area and we have the product of these two functions. But we have an additionally term sin(theta). And we don‘t have this term, if we integrate over a rectangle. So the size of the grid is delta_phi * delta_theta * sin(theta).</text:span></text:p>
      <text:p text:style-name="P15"/>
      <text:p text:style-name="P16">(Folie 9) Now we take a look on the properties of harmonic polynomial basis funtcions.</text:p>
      <text:p text:style-name="P16"><text:soft-page-break/>The harmonic polynomial basis functions, <text:span text:style-name="T12">that we use in our ansatz,</text:span> are the eigenfunctions of the Laplace-Beltrami operator with the eigenvalue -n(n+1).</text:p>
      <text:p text:style-name="P17">The second properties says that any function on sphere can be represented in this form. <text:span text:style-name="T13">This is a generalization in the principle of the fourier representation on S^2, holds to this approach function that we can represent any integrable functions with an infinite sum.</text:span> The exact solution of our partial differential equat<text:span text:style-name="T10">ion can be represened by an infinite sum.</text:span></text:p>
      <text:p text:style-name="P18">And the last two properties show that the spherical harmonics on the unit sphere form an orthonormal basis, which means that they are orthogonal to each other, <text:span text:style-name="T13">if we take different basis function.</text:span> And if we have two equal basis functions, than the integral over the unit sphere is equal to 1, if they are normalized. </text:p>
      <text:p text:style-name="P18"/>
      <text:p text:style-name="P19">(Folie 10) We take orthogonal polynomials to define our basis functions. The definition can be found in the literature. <text:span text:style-name="T11">Figure 2 shows some harmonic polynomial basis functions.</text:span></text:p>
      <text:p text:style-name="P19"/>
      <text:p text:style-name="P21">(Folie 11) Now we recall our kinetic Smochluchowski equation on S^2. <text:span text:style-name="T14">We want to solve this equation with our ansatz f. We consider the three different terms separately. We insert the ansatz for f in equation 4. And then we multiply the result with each basis functons we used in the ansatz and then we integrate it over phi&amp;theta. <text:s/>First we consider the term [3]. From the properties this term corresponds to the Laplace-Beltrami operator. When we multiplying equation – after we insert the ansatz for f in [3] – we get as the result Dr*eigenvalue*coefficient. </text:span></text:p>
      <text:p text:style-name="P22">Now we consider the term [1]. When we multiply term 1 with P0 then we get the time derivative for f0. If we multiply it with P22, then we get the time derivativ<text:span text:style-name="T15">e</text:span> for c22. <text:span text:style-name="T15">So after we insert the ansatz for f in term [1], we get the time derivative</text:span> <text:span text:style-name="T15">of these coefficients.</text:span></text:p>
      <text:p text:style-name="P23">And then we have the term [2]. Basicially we do the same. We insert ansatz for f in [2] and this equation we project it onto all polynomials we used in the ansatz. As the result we get the solutions of these coefficients.</text:p>
      <text:p text:style-name="P23"/>
      <text:p text:style-name="P24">(Folie 12+13) Klar. <text:span text:style-name="T18">For N=1, means we take the basis functions up to order 2, the matrix A has the form:… this is the simplest case. If we take more basis functions, the matrix becomes larger.</text:span></text:p>
      <text:p text:style-name="P24"/>
      <text:p text:style-name="P25">(Folie 16) <text:span text:style-name="T16">Now we move to Numerical Results. First we consider the elongational flow.</text:span></text:p>
      <text:p text:style-name="P26">For the elongational flow we have a steady<text:span text:style-name="T17">-state solution, which is given in the equation (6), where C1 is a constant. We have to choose C1, so that the integral over this expression is equal to 1.</text:span></text:p>
      <text:p text:style-name="P26"/>
      <text:p text:style-name="P27">(Folie 17) Klar.</text:p>
      <text:p text:style-name="P27"/>
      <text:p text:style-name="P27">(Folie 18) <text:span text:style-name="T19">First we want to measure the error between the numerical and the exact solution. The Figure 5 shows the error with respect to number of basis functionss for different Dr. In the right figure for Dr =1 the error is 10^-7. For Dr=0.1 the error for is too large. So in this case the method works badly. We want to investigate this case. </text:span></text:p>
      <text:p text:style-name="P27"/>
      <text:p text:style-name="P28">(Folie 19) For this, we investigate the stability of the method. <text:span text:style-name="T20">Figure a shows the coefficients as function of time with 2nd order and Dr=0.1. The solution grows exponentially, if we take only the basis functions up to two, because we can see in figure b) that we have one eigenvalues which has a positive real part. What happened if we take more functions. </text:span></text:p>
      <text:p text:style-name="P28"/>
      <text:p text:style-name="P29">(Folie 20) In the right picture for N=2, we can see, that we don‘t have a<text:span text:style-name="T22">n</text:span> eigenvalue, which has a positive real part. <text:span text:style-name="T21">So we can say, that the ansatz with the basis functions up to order 2 is unstable.</text:span></text:p>
      <text:p text:style-name="P29"/>
      <text:p text:style-name="P30">(Folie 21) Here we can see, if we take more basis functions, then the method is getting stable. </text:p>
      <text:p text:style-name="P30"/>
      <text:p text:style-name="P31"><text:soft-page-break/>(Folie 22) Here we can see, that for large Dr, the method is getting already stable for basis functions up to order 2. <text:span text:style-name="T23">No instability has been observed here.s</text:span></text:p>
      <text:p text:style-name="P31"/>
      <text:p text:style-name="P32">(Folie 23) If we are in the case, where the method is stable for large Dr, then we need for absolute stability the property that the eigenvalues have to be in the stability region. …</text:p>
      <text:p text:style-name="P33">Klar.</text:p>
      <text:p text:style-name="P33"/>
      <text:p text:style-name="P34">(Folie 24) Klar.</text:p>
      <text:p text:style-name="P34"/>
      <text:p text:style-name="P34">(Folie 25<text:span text:style-name="T27">-27</text:span>) Now we consider again the error for small Dr. We have seen for small Dr that there was large inaccuracy. For the basis functions up to order 2, we <text:span text:style-name="T28">see that we have a</text:span> large <text:span text:style-name="T25">value of error</text:span>. <text:span text:style-name="T28">The smallest error is between 10^-1 and 10^-2.</text:span> <text:span text:style-name="T24">Now to understand the differences in accuracy better, we consider the coefficients as functions of time.</text:span></text:p>
      <text:p text:style-name="P34"/>
      <text:p text:style-name="P36">We can see that the coefficients go much faster towards 0 for large Dr. The coefficients are almost equal to 0, but not for small dr. </text:p>
      <text:p text:style-name="P35">For system of basis functions up to order 14, we have 120 components. <text:span text:style-name="T26">Here for Dr=1 we can observerd that 5 components are not equal to 0. But the most values of the coefficients are 0. <text:s/>For small Dr=0.1 we have large values of coefficients. We can see that we have values of the size 10^-2, then we can not expect that accuracy be at the exact solution.</text:span></text:p>
      <text:p text:style-name="P35"/>
      <text:p text:style-name="P37">We leave out something that still has relatively large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0T15:55:54.181000000</meta:creation-date>
    <dc:date>2023-09-21T02:17:56.732000000</dc:date>
    <meta:editing-duration>PT3H18M43S</meta:editing-duration>
    <meta:editing-cycles>84</meta:editing-cycles>
    <meta:generator>LibreOffice/5.2.5.1$Windows_x86 LibreOffice_project/0312e1a284a7d50ca85a365c316c7abbf20a4d22</meta:generator>
    <meta:document-statistic meta:table-count="0" meta:image-count="0" meta:object-count="0" meta:page-count="3" meta:paragraph-count="37" meta:word-count="1364" meta:character-count="7806" meta:non-whitespace-character-count="6463"/>
  </office:meta>
</office:document-meta>
</file>